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3pt" fo:font-weight="bold" style:font-name-asian="Times New Roman" style:font-size-asian="13pt" style:language-asian="en" style:country-asian="IN" style:font-weight-asian="bold" style:font-name-complex="DejaVu Sans" style:font-size-complex="6.80000019073486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untry="IN" style:letter-kerning="true" style:country-asian="IN" style:font-name-asian="Times New Roman" style:font-size-asian="13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50.52mm" svg:height="150.87mm" svg:x="1.38mm" svg:y="54.99mm">
            <loext:p draw:notify-on-update-of-ranges="Sheet1.A6:Sheet1.A11 Sheet1.B5:Sheet1.B5 Sheet1.B6:Sheet1.B11 Sheet1.C5:Sheet1.C5 Sheet1.C6:Sheet1.C11 Sheet1.D5:Sheet1.D5 Sheet1.D6:Sheet1.D11 Sheet1.E5:Sheet1.E5 Sheet1.E6:Sheet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<text:span text:style-name="T1">6) Find the percentage and the count of each case status on total applications for each year. Create a line graph depicting the pattern of All the cases over the period of time.</text:span>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DENIED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5.831752" calcext:value-type="float">
            <text:p>85.831752</text:p>
          </table:table-cell>
          <table:table-cell office:value-type="float" office:value="3.232181" calcext:value-type="float">
            <text:p>3.232181</text:p>
          </table:table-cell>
          <table:table-cell office:value-type="float" office:value="2.816591" calcext:value-type="float">
            <text:p>2.816591</text:p>
          </table:table-cell>
          <table:table-cell office:value-type="float" office:value="8.119476" calcext:value-type="float">
            <text:p>8.11947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.856126" calcext:value-type="float">
            <text:p>84.856126</text:p>
          </table:table-cell>
          <table:table-cell office:value-type="float" office:value="7.487362" calcext:value-type="float">
            <text:p>7.487362</text:p>
          </table:table-cell>
          <table:table-cell office:value-type="float" office:value="2.580563" calcext:value-type="float">
            <text:p>2.580563</text:p>
          </table:table-cell>
          <table:table-cell office:value-type="float" office:value="5.075949" calcext:value-type="float">
            <text:p>5.07594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6.618157" calcext:value-type="float">
            <text:p>86.618157</text:p>
          </table:table-cell>
          <table:table-cell office:value-type="float" office:value="8.014223" calcext:value-type="float">
            <text:p>8.014223</text:p>
          </table:table-cell>
          <table:table-cell office:value-type="float" office:value="2.621496" calcext:value-type="float">
            <text:p>2.621496</text:p>
          </table:table-cell>
          <table:table-cell office:value-type="float" office:value="2.746124" calcext:value-type="float">
            <text:p>2.7461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7.624247" calcext:value-type="float">
            <text:p>87.624247</text:p>
          </table:table-cell>
          <table:table-cell office:value-type="float" office:value="6.998096" calcext:value-type="float">
            <text:p>6.998096</text:p>
          </table:table-cell>
          <table:table-cell office:value-type="float" office:value="3.086863" calcext:value-type="float">
            <text:p>3.086863</text:p>
          </table:table-cell>
          <table:table-cell office:value-type="float" office:value="2.290794" calcext:value-type="float">
            <text:p>2.2907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.452258" calcext:value-type="float">
            <text:p>88.452258</text:p>
          </table:table-cell>
          <table:table-cell office:value-type="float" office:value="6.637984" calcext:value-type="float">
            <text:p>6.637984</text:p>
          </table:table-cell>
          <table:table-cell office:value-type="float" office:value="3.144359" calcext:value-type="float">
            <text:p>3.144359</text:p>
          </table:table-cell>
          <table:table-cell office:value-type="float" office:value="1.765399" calcext:value-type="float">
            <text:p>1.7653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7.935067" calcext:value-type="float">
            <text:p>87.935067</text:p>
          </table:table-cell>
          <table:table-cell office:value-type="float" office:value="7.269494" calcext:value-type="float">
            <text:p>7.269494</text:p>
          </table:table-cell>
          <table:table-cell office:value-type="float" office:value="3.379114" calcext:value-type="float">
            <text:p>3.379114</text:p>
          </table:table-cell>
          <table:table-cell office:value-type="float" office:value="1.416326" calcext:value-type="float">
            <text:p>1.416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9:01:22.036036879</meta:creation-date>
    <dc:date>2017-12-29T19:44:02.945388022</dc:date>
    <meta:editing-duration>PT8S</meta:editing-duration>
    <meta:editing-cycles>1</meta:editing-cycles>
    <meta:document-statistic meta:table-count="1" meta:cell-count="3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53cm" svg:height="15.088cm" xlink:href=".." xlink:type="simple" chart:class="chart:line" chart:style-name="ch1">
        <chart:title svg:x="7.336cm" svg:y="0.517cm" chart:style-name="ch2">
          <text:p>Q6_CaseStatusPercentOnTotalApplicationYearWise</text:p>
        </chart:title>
        <chart:legend chart:legend-position="end" svg:x="19.687cm" svg:y="6.498cm" style:legend-expansion="high" chart:style-name="ch3"/>
        <chart:plot-area chart:style-name="ch4" table:cell-range-address="Sheet1.A5:Sheet1.E11" chart:data-source-has-labels="both" svg:x="1.512cm" svg:y="1.517cm" svg:width="17.674cm" svg:height="12.289cm">
          <chartooo:coordinate-region svg:x="2.133cm" svg:y="1.717cm" svg:width="16.495cm" svg:height="11.442cm"/>
          <chart:axis chart:dimension="x" chart:name="primary-x" chart:style-name="ch5" chartooo:axis-type="auto">
            <chartooo:date-scale/>
            <chart:title svg:x="9.974cm" svg:y="14.107cm" chart:style-name="ch6">
              <text:p>Year</text:p>
            </chart:title>
            <chart:categories table:cell-range-address="Sheet1.A6:Sheet1.A11"/>
          </chart:axis>
          <chart:axis chart:dimension="y" chart:name="primary-y" chart:style-name="ch5">
            <chart:title svg:x="0.451cm" svg:y="8.552cm" chart:style-name="ch7">
              <text:p>Percentage</text:p>
            </chart:title>
            <chart:grid chart:style-name="ch8" chart:class="major"/>
          </chart:axis>
          <chart:series chart:style-name="ch9" chart:values-cell-range-address="Sheet1.B6:Sheet1.B11" chart:label-cell-address="Sheet1.B5:Sheet1.B5" chart:class="chart:line">
            <chart:data-point chart:repeated="6"/>
          </chart:series>
          <chart:series chart:style-name="ch10" chart:values-cell-range-address="Sheet1.C6:Sheet1.C11" chart:label-cell-address="Sheet1.C5:Sheet1.C5" chart:class="chart:line">
            <chart:data-point chart:repeated="6"/>
          </chart:series>
          <chart:series chart:style-name="ch11" chart:values-cell-range-address="Sheet1.D6:Sheet1.D11" chart:label-cell-address="Sheet1.D5:Sheet1.D5" chart:class="chart:line">
            <chart:data-point chart:repeated="6"/>
          </chart:series>
          <chart:series chart:style-name="ch12" chart:values-cell-range-address="Sheet1.E6:Sheet1.E11" chart:label-cell-address="Sheet1.E5:Sheet1.E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Sheet1.B5:Sheet1.B5</svg:desc>
                </draw:g>
              </table:table-cell>
              <table:table-cell office:value-type="string">
                <text:p>CERTIFIED-WITHDRAWN</text:p>
                <draw:g>
                  <svg:desc>Sheet1.C5:Sheet1.C5</svg:desc>
                </draw:g>
              </table:table-cell>
              <table:table-cell office:value-type="string">
                <text:p>WITHDRAWN</text:p>
                <draw:g>
                  <svg:desc>Sheet1.D5:Sheet1.D5</svg:desc>
                </draw:g>
              </table:table-cell>
              <table:table-cell office:value-type="string">
                <text:p>DENIED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6:Sheet1.A11</svg:desc>
                </draw:g>
              </table:table-cell>
              <table:table-cell office:value-type="float" office:value="85.831752">
                <text:p>85.831752</text:p>
                <draw:g>
                  <svg:desc>Sheet1.B6:Sheet1.B11</svg:desc>
                </draw:g>
              </table:table-cell>
              <table:table-cell office:value-type="float" office:value="3.232181">
                <text:p>3.232181</text:p>
                <draw:g>
                  <svg:desc>Sheet1.C6:Sheet1.C11</svg:desc>
                </draw:g>
              </table:table-cell>
              <table:table-cell office:value-type="float" office:value="2.816591">
                <text:p>2.816591</text:p>
                <draw:g>
                  <svg:desc>Sheet1.D6:Sheet1.D11</svg:desc>
                </draw:g>
              </table:table-cell>
              <table:table-cell office:value-type="float" office:value="8.119476">
                <text:p>8.119476</text:p>
                <draw:g>
                  <svg:desc>Sheet1.E6:Sheet1.E11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4.856126">
                <text:p>84.856126</text:p>
              </table:table-cell>
              <table:table-cell office:value-type="float" office:value="7.487362">
                <text:p>7.487362</text:p>
              </table:table-cell>
              <table:table-cell office:value-type="float" office:value="2.580563">
                <text:p>2.580563</text:p>
              </table:table-cell>
              <table:table-cell office:value-type="float" office:value="5.075949">
                <text:p>5.07594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6.618157">
                <text:p>86.618157</text:p>
              </table:table-cell>
              <table:table-cell office:value-type="float" office:value="8.014223">
                <text:p>8.014223</text:p>
              </table:table-cell>
              <table:table-cell office:value-type="float" office:value="2.621496">
                <text:p>2.621496</text:p>
              </table:table-cell>
              <table:table-cell office:value-type="float" office:value="2.746124">
                <text:p>2.7461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7.624247">
                <text:p>87.624247</text:p>
              </table:table-cell>
              <table:table-cell office:value-type="float" office:value="6.998096">
                <text:p>6.998096</text:p>
              </table:table-cell>
              <table:table-cell office:value-type="float" office:value="3.086863">
                <text:p>3.086863</text:p>
              </table:table-cell>
              <table:table-cell office:value-type="float" office:value="2.290794">
                <text:p>2.29079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8.452258">
                <text:p>88.452258</text:p>
              </table:table-cell>
              <table:table-cell office:value-type="float" office:value="6.637984">
                <text:p>6.637984</text:p>
              </table:table-cell>
              <table:table-cell office:value-type="float" office:value="3.144359">
                <text:p>3.144359</text:p>
              </table:table-cell>
              <table:table-cell office:value-type="float" office:value="1.765399">
                <text:p>1.76539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7.935067">
                <text:p>87.935067</text:p>
              </table:table-cell>
              <table:table-cell office:value-type="float" office:value="7.269494">
                <text:p>7.269494</text:p>
              </table:table-cell>
              <table:table-cell office:value-type="float" office:value="3.379114">
                <text:p>3.379114</text:p>
              </table:table-cell>
              <table:table-cell office:value-type="float" office:value="1.416326">
                <text:p>1.416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